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sans-serif" svg:font-family="sans-serif"/>
    <style:font-face style:name="Courier New" svg:font-family="'Courier New'" style:font-family-generic="modern"/>
    <style:font-face style:name="ArialMT" svg:font-family="ArialMT" style:font-family-generic="swiss"/>
    <style:font-face style:name="Andale Sans UI" svg:font-family="'Andale Sans UI', 'Arial Unicode MS'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PMingLiU" style:font-size-asian="12pt" style:language-asian="zh" style:country-asian="TW" style:font-name-complex="Times New Roman" style:font-size-complex="10pt" style:language-complex="zxx" style:country-complex="none"/>
    </style:style>
    <style:style style:name="P2" style:family="paragraph" style:parent-style-name="Standard">
      <style:text-properties style:use-window-font-color="true" fo:font-size="12pt" fo:language="en" fo:country="US" style:font-name-asian="PMingLiU" style:font-size-asian="12pt" style:language-asian="zh" style:country-asian="TW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fo:font-size="12pt" fo:language="en" fo:country="US" fo:font-style="normal" style:font-name-asian="PMingLiU" style:font-size-asian="12pt" style:font-style-asian="normal" style:font-name-complex="Times New Roman" style:font-size-complex="12pt" style:language-complex="ar" style:country-complex="SA" style:font-style-complex="normal"/>
    </style:style>
    <style:style style:name="P4" style:family="paragraph" style:parent-style-name="Standard">
      <style:text-properties style:use-window-font-color="true" fo:font-size="8pt" fo:language="en" fo:country="US" fo:font-style="italic" style:font-name-asian="PMingLiU" style:font-size-asian="8pt" style:language-asian="zh" style:country-asian="TW" style:font-style-asian="italic" style:font-name-complex="Times New Roman" style:font-size-complex="8pt" style:language-complex="ar" style:country-complex="SA" style:font-style-complex="italic"/>
    </style:style>
    <style:style style:name="P5" style:family="paragraph" style:parent-style-name="Standard">
      <style:text-properties style:use-window-font-color="true" fo:font-size="8pt" fo:language="en" fo:country="US" fo:font-style="italic" style:font-name-asian="PMingLiU" style:font-size-asian="8pt" style:font-style-asian="italic" style:font-name-complex="Times New Roman" style:font-size-complex="8pt" style:language-complex="ar" style:country-complex="SA" style:font-style-complex="italic"/>
    </style:style>
    <style:style style:name="P6" style:family="paragraph" style:parent-style-name="Standard">
      <style:text-properties style:font-name="sans-serif" fo:font-size="15pt"/>
    </style:style>
    <style:style style:name="P7" style:family="paragraph" style:parent-style-name="Standard">
      <style:text-properties fo:font-size="15pt"/>
    </style:style>
    <style:style style:name="P8" style:family="paragraph" style:parent-style-name="Standard">
      <style:text-properties style:font-name="Arial" fo:font-size="12pt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use-window-font-color="true" fo:font-size="12pt" fo:language="en" fo:country="US" style:font-name-asian="PMingLiU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text-properties style:font-name="sans-serif" fo:font-size="15pt"/>
    </style:style>
    <style:style style:name="P12" style:family="paragraph" style:parent-style-name="Heading_20_1" style:master-page-name="Standard">
      <style:paragraph-properties fo:margin-top="0.1665in" fo:margin-bottom="0.0417in" style:page-number="auto">
        <style:tab-stops>
          <style:tab-stop style:position="0in"/>
        </style:tab-stops>
      </style:paragraph-properties>
    </style:style>
    <style:style style:name="P13" style:family="paragraph" style:parent-style-name="Heading_20_2">
      <style:paragraph-properties>
        <style:tab-stops>
          <style:tab-stop style:position="0in"/>
        </style:tab-stops>
      </style:paragraph-properties>
      <style:text-properties fo:text-transform="uppercase" style:use-window-font-color="true" fo:font-size="12pt" fo:language="en" fo:country="US" style:text-underline-style="solid" style:text-underline-width="auto" style:text-underline-color="font-color" fo:font-weight="bold" style:font-name-asian="PMingLiU" style:font-size-asian="12pt" style:font-weight-asian="bold" style:font-name-complex="Arial" style:font-size-complex="12pt" style:language-complex="zxx" style:country-complex="none" style:font-style-complex="italic" style:font-weight-complex="bold"/>
    </style:style>
    <style:style style:name="P14" style:family="paragraph" style:parent-style-name="Heading_20_2">
      <style:paragraph-properties fo:margin-top="0.1665in" fo:margin-bottom="0.0417in" fo:keep-with-next="always">
        <style:tab-stops>
          <style:tab-stop style:position="0in"/>
        </style:tab-stops>
      </style:paragraph-properties>
    </style:style>
    <style:style style:name="T1" style:family="text">
      <style:text-properties style:use-window-font-color="true" fo:font-size="16pt" fo:language="en" fo:country="US" fo:font-weight="bold" style:letter-kerning="true" style:font-name-asian="PMingLiU" style:font-size-asian="16pt" style:font-weight-asian="bold" style:font-name-complex="Arial" style:font-size-complex="16pt" style:language-complex="ar" style:country-complex="SA" style:font-weight-complex="bold"/>
    </style:style>
    <style:style style:name="T2" style:family="text">
      <style:text-properties style:use-window-font-color="true" fo:font-size="16pt" fo:language="en" fo:country="US" fo:font-weight="bold" style:letter-kerning="true" style:font-name-asian="PMingLiU" style:font-size-asian="16pt" style:language-asian="zh" style:country-asian="TW" style:font-weight-asian="bold" style:font-name-complex="Arial" style:font-size-complex="16pt" style:language-complex="ar" style:country-complex="SA" style:font-weight-complex="bold"/>
    </style:style>
    <style:style style:name="T3" style:family="text">
      <style:text-properties style:use-window-font-color="true" fo:font-size="12pt" fo:language="en" fo:country="US" fo:font-weight="normal" style:letter-kerning="true" style:font-name-asian="PMingLiU" style:font-size-asian="12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style:use-window-font-color="true" fo:font-size="12pt" fo:language="en" fo:country="US" style:font-name-asian="PMingLiU" style:font-size-asian="12pt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8pt" fo:language="en" fo:country="US" fo:font-style="italic" style:font-name-asian="PMingLiU" style:font-size-asian="8pt" style:font-style-asian="italic" style:font-name-complex="Times New Roman" style:font-size-complex="8pt" style:language-complex="ar" style:country-complex="SA" style:font-style-complex="italic"/>
    </style:style>
    <style:style style:name="T6" style:family="text">
      <style:text-properties style:use-window-font-color="true" fo:font-size="8pt" fo:language="en" fo:country="US" fo:font-style="italic" style:font-name-asian="PMingLiU" style:font-size-asian="8pt" style:language-asian="zh" style:country-asian="TW" style:font-style-asian="italic" style:font-name-complex="Times New Roman" style:font-size-complex="8pt" style:language-complex="ar" style:country-complex="SA" style:font-style-complex="italic"/>
    </style:style>
    <style:style style:name="T7" style:family="text">
      <style:text-properties style:use-window-font-color="true" fo:language="en" fo:country="US" style:font-name-asian="PMingLiU" style:font-size-asian="12pt" style:font-name-complex="Times New Roman" style:font-size-complex="10pt" style:language-complex="ar" style:country-complex="SA"/>
    </style:style>
    <style:style style:name="T8" style:family="text">
      <style:text-properties style:language-asian="zh" style:country-asian="TW"/>
    </style:style>
    <style:style style:name="T9" style:family="text">
      <style:text-properties style:language-asian="zh" style:country-asian="TW" style:language-complex="zxx" style:country-complex="none"/>
    </style:style>
    <style:style style:name="T10" style:family="text">
      <style:text-properties fo:font-size="12pt" fo:language="en" fo:country="US" style:font-name-asian="PMingLiU" style:font-size-asian="12pt" style:font-name-complex="Times New Roman" style:font-size-complex="10pt" style:language-complex="ar" style:country-complex="SA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style:language-complex="zxx" style:country-complex="none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2">Iceland</text:span><text:span text:style-name="T1">, Data Sources <text:s text:c="38"/></text:span><text:span text:style-name="T3"><text:s/>Last modified: <text:s/>31-July-2015</text:span></text:h>
      <text:p text:style-name="P1"/>
      <text:h text:style-name="P13" text:outline-level="2">POPULATION ESTIMATES</text:h>
      <text:p text:style-name="P1"/>
      <text:p text:style-name="Standard"><text:span text:style-name="T4">2012 - 2014: <text:s/>Data retrieved from </text:span><text:a xlink:type="simple" xlink:href="http://www.statice.is/Statistics/Population/Overview">http://www.statice.is/Statistics/Population/Overview</text:a> <text:span text:style-name="T4"><text:s/></text:span><text:span text:style-name="T5">(RefCode 32)</text:span></text:p>
      <text:p text:style-name="Standard"><text:span text:style-name="T4"/></text:p>
      <text:p text:style-name="P9"><text:span text:style-name="T4">2004 - 2011: <text:s/>Data retrieved from </text:span><text:a xlink:type="simple" xlink:href="http://www.statice.is/"><text:span text:style-name="Internet_20_link"><text:span text:style-name="T10">http://www.statice.is/</text:span></text:span></text:a><text:span text:style-name="T4">. <text:s/></text:span><text:span text:style-name="T5">(RefCode 13, 19, 22, 24, &amp; 30)</text:span></text:p>
      <text:p text:style-name="Preformatted_20_Text"/>
      <text:p text:style-name="Standard">2003 - 2002: <text:s/>Data were received directly from Statistics Iceland.<text:span text:style-name="T8"> <text:s/></text:span><text:span text:style-name="T6">(RefCode9, 10, &amp; 18)</text:span></text:p>
      <text:p text:style-name="P2"/>
      <text:p text:style-name="Standard">2001: <text:s/>Statistics Iceland. <text:s/>(2001). <text:s/>Monthly Statistics No. 6. June, 2001. <text:span text:style-name="T5">(RefCode4)</text:span></text:p>
      <text:p text:style-name="Standard">Retrieved July, 2001 (<text:a xlink:type="simple" xlink:href="http://www.statice.is/"><text:span text:style-name="Internet_20_link">http://www.statice.is/</text:span></text:a>).</text:p>
      <text:p text:style-name="Standard"/>
      <text:p text:style-name="Standard">2000: <text:s/>Statistics Iceland. <text:s/>(2000). <text:s/>Monthly Statistics No. 6. <text:s/>June, 2000. Retrieved July, 2001 (<text:a xlink:type="simple" xlink:href="http://www.statice.is/"><text:span text:style-name="Internet_20_link">http://www.statice.is/</text:span></text:a>). <text:s/><text:span text:style-name="T5">(RefCode11)</text:span></text:p>
      <text:p text:style-name="Standard"/>
      <text:p text:style-name="Standard">1840-1999: <text:s/>Data were received directly from Statistics Iceland.<text:span text:style-name="T5">(RefCode5 &amp; 6)</text:span></text:p>
      <text:p text:style-name="P4"/>
      <text:h text:style-name="P13" text:outline-level="2">BIRTHS</text:h>
      <text:p text:style-name="P10"/>
      <text:p text:style-name="P8"><text:span text:style-name="T14">2011 </text:span><text:span text:style-name="T7">-</text:span><text:span text:style-name="T14"> 2013: <text:s/>Statistics Iceland. Live births by sex </text:span></text:p>
      <text:p text:style-name="P7"><text:a xlink:type="simple" xlink:href="http://www.statice.is/Statistics/Population/Births-and-deaths"><text:span text:style-name="T13">http://www.statice.is/Statistics/Population/Births-and-deaths</text:span></text:a><text:span text:style-name="T13"> </text:span><text:span text:style-name="T6">(RefCode34)</text:span></text:p>
      <text:p text:style-name="P10"/>
      <text:p text:style-name="P9"><text:span text:style-name="T4">2006 - 2010: <text:s/>Statistics Iceland (</text:span><text:a xlink:type="simple" xlink:href="http://www.statice.is/"><text:span text:style-name="Internet_20_link"><text:span text:style-name="T10">http://www.statice.is/</text:span></text:span></text:a><text:span text:style-name="T4">). <text:s/></text:span><text:span text:style-name="T6">(RefCode21, 26, &amp; 27)</text:span></text:p>
      <text:p text:style-name="P10"/>
      <text:p text:style-name="Standard">2004 - 2005: <text:s/>Received directly from Statistics Iceland.<text:span text:style-name="T8"> <text:s/></text:span><text:span text:style-name="T6">(RefCode17)</text:span></text:p>
      <text:p text:style-name="P2"/>
      <text:p text:style-name="Standard">1951 - 2003: <text:s/>Statistics Iceland. <text:s/>Table - Live births and late fetal deaths by sex<text:span text:style-name="T8"> </text:span>(singletons, twins etc.). <text:s/>Retrieved August, 2004 (<text:a xlink:type="simple" xlink:href="http://www.statice.is/"><text:span text:style-name="Internet_20_link">http://www.statice.is/</text:span></text:a>). <text:s/><text:span text:style-name="T5">(RefCode14, 15, &amp; 17)</text:span></text:p>
      <text:p text:style-name="Standard"/>
      <text:p text:style-name="Standard">1838 - 1950: <text:s/>Guðmundur Jónsson and Magnús S. Magnússon, Eds. <text:s/>(1997). <text:s/>Births, 1838-1950. In: Hagskinna. Icelandic Historical Statistics with CD-ROM. <text:s/>Reykjavik: Statistical Bureau of Iceland. <text:span text:style-name="T5">(RefCode8)</text:span></text:p>
      <text:p text:style-name="Standard"/>
      <text:h text:style-name="P14" text:outline-level="2"><text:span text:style-name="T9">Death</text:span><text:span text:style-name="T12">S</text:span></text:h>
      <text:p text:style-name="Standard"/>
      <text:p text:style-name="Standard">1981-2013: <text:s/>Data were received directly from Statistics Iceland. <text:span text:style-name="T11">(RefCode1, 2, 16, 20, 23, 25, 28, 29, &amp; 33)</text:span></text:p>
      <text:p text:style-name="Standard"/>
      <text:p text:style-name="Standard">1838-1980: <text:s/>Data were received directly from Statistics Iceland. <text:s/>Also available on the CD‑ROM provided with: <text:s/>Guðmundur Jónsson and Magnús S. Magnússon, Eds. <text:s/>(1997). <text:s/>Icelandic Historical Statistics. <text:s/>Reykjavík: <text:s/>Statistics Iceland. <text:s/><text:span text:style-name="T5">(RefCode7)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/>
    <style:font-face style:name="sans-serif" svg:font-family="sans-serif"/>
    <style:font-face style:name="Courier New" svg:font-family="'Courier New'" style:font-family-generic="modern"/>
    <style:font-face style:name="ArialMT" svg:font-family="ArialMT" style:font-family-generic="swiss"/>
    <style:font-face style:name="Andale Sans UI" svg:font-family="'Andale Sans UI', 'Arial Unicode MS'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text-transform="uppercase" style:text-underline-style="solid" style:text-underline-width="auto" style:text-underline-color="font-color" fo:font-weight="bold" style:font-weight-asian="bold" style:font-name-complex="Arial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horndale" fo:font-size="10pt" style:font-size-asian="10pt"/>
    </style:style>
    <style:style style:name="Style_20_Heading_20_1_20__2b_" style:display-name="Style Heading 1 +" style:family="paragraph" style:parent-style-name="Heading_20_1" style:default-outline-level="" style:list-style-name="">
      <style:paragraph-properties fo:margin="100%" fo:margin-left="0in" fo:margin-right="0in" fo:margin-top="0in" fo:margin-bottom="0in" fo:text-indent="0in" style:auto-text-indent="false"/>
      <style:text-properties style:letter-kerning="tru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language-asian="zh" style:country-asian="TW" style:font-name-complex="Courier New" fo:hyphenate="tru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WW-Absatz-Standardschriftart11" style:family="text"/>
    <style:style style:name="WW-Absatz-Standardschriftart111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ang</meta:initial-creator>
    <meta:creation-date>2007-03-29T14:30:00</meta:creation-date>
    <dc:creator>lisa yang</dc:creator>
    <dc:date>2015-07-31T10:08:31</dc:date>
    <meta:print-date>2007-03-29T14:46:00</meta:print-date>
    <meta:editing-cycles>36</meta:editing-cycles>
    <meta:editing-duration>P23DT22H13M12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217" meta:character-count="1758" meta:non-whitespace-character-count="1482"/>
  </office:meta>
</office:document-meta>
</file>